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378" officeooo:paragraph-rsid="0019c3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ci le fichier modè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4:31:34.380658003</meta:creation-date>
    <meta:generator>LibreOffice/5.1.6.2$Linux_X86_64 LibreOffice_project/10m0$Build-2</meta:generator>
    <dc:date>2017-09-02T14:32:21.108983221</dc:date>
    <meta:editing-duration>PT47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</office:meta>
</office:document-meta>
</file>